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6867c" officeooo:paragraph-rsid="000686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Εφαρμογή σε απλό datase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07:33:55.576846277</meta:creation-date>
    <dc:date>2019-09-26T07:38:19.823559678</dc:date>
    <meta:editing-duration>PT4M24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6.2.7.1$Linux_X86_64 LibreOffice_project/20$Build-1</meta:generator>
  </office:meta>
</office:document-meta>
</file>